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3.7396in" table:align="left"/>
    </style:style>
    <style:style style:name="Table1.A" style:family="table-column">
      <style:table-column-properties style:column-width="1.0854in"/>
    </style:style>
    <style:style style:name="Table1.B" style:family="table-column">
      <style:table-column-properties style:column-width="2.6542in"/>
    </style:style>
    <style:style style:name="Table1.1" style:family="table-row">
      <style:table-row-properties fo:background-color="#4284b0">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cccccc">
        <style:background-image/>
      </style:table-row-properties>
    </style:style>
    <style:style style:name="Table2" style:family="table">
      <style:table-properties style:width="3.7396in" table:align="left"/>
    </style:style>
    <style:style style:name="Table2.A" style:family="table-column">
      <style:table-column-properties style:column-width="1.0861in"/>
    </style:style>
    <style:style style:name="Table2.B" style:family="table-column">
      <style:table-column-properties style:column-width="2.6535in"/>
    </style:style>
    <style:style style:name="Table2.1" style:family="table-row">
      <style:table-row-properties fo:background-color="#4284b0">
        <style:background-image/>
      </style:table-row-properties>
    </style:style>
    <style:style style:name="Table2.A1" style:family="table-cell">
      <style:table-cell-properties style:vertical-align="middle" fo:padding="0.0194in" fo:border="none"/>
    </style:style>
    <style:style style:name="Table2.2" style:family="table-row">
      <style:table-row-properties fo:background-color="#cccccc">
        <style:background-image/>
      </style:table-row-properties>
    </style:style>
    <style:style style:name="Table3" style:family="table">
      <style:table-properties style:width="3.7396in" table:align="left"/>
    </style:style>
    <style:style style:name="Table3.A" style:family="table-column">
      <style:table-column-properties style:column-width="1.0875in"/>
    </style:style>
    <style:style style:name="Table3.B" style:family="table-column">
      <style:table-column-properties style:column-width="2.6521in"/>
    </style:style>
    <style:style style:name="Table3.1" style:family="table-row">
      <style:table-row-properties fo:background-color="#4284b0">
        <style:background-image/>
      </style:table-row-properties>
    </style:style>
    <style:style style:name="Table3.A1" style:family="table-cell">
      <style:table-cell-properties style:vertical-align="middle" fo:padding="0.0194in" fo:border="none"/>
    </style:style>
    <style:style style:name="Table3.2" style:family="table-row">
      <style:table-row-properties fo:background-color="#cccccc">
        <style:background-image/>
      </style:table-row-properties>
    </style:style>
    <style:style style:name="P1" style:family="paragraph" style:parent-style-name="Standard">
      <style:text-properties fo:font-weight="bold" style:font-weight-asian="bold" style:font-weight-complex="bold"/>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T1" style:family="text">
      <style:text-properties style:font-name="Times New Roman" fo:font-weight="bold" style:font-weight-asian="bold" style:font-weight-complex="bold"/>
    </style:style>
    <style:style style:name="T2" style:family="text">
      <style:text-properties style:font-name="Times New Roman" fo:font-weight="normal" style:font-weight-asian="normal" style:font-weight-complex="normal"/>
    </style:style>
    <style:style style:name="T3"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rite a PL/SQL block to find whether a given string is palindrome or not Palindrome</text:p>
      <text:p text:style-name="P1"/>
      <text:p text:style-name="Standard">DECLARE</text:p>
      <text:p text:style-name="Standard"><text:s text:c="4"/>len NUMBER;</text:p>
      <text:p text:style-name="Standard"><text:s text:c="4"/>str VARCHAR2(20) := '&amp;Input_String';</text:p>
      <text:p text:style-name="Standard"><text:s text:c="4"/>chkstr VARCHAR2(20);</text:p>
      <text:p text:style-name="Standard">BEGIN</text:p>
      <text:p text:style-name="Standard"><text:s text:c="4"/>len := LENGTH(str);</text:p>
      <text:p text:style-name="Standard"><text:s text:c="4"/>FOR i IN REVERSE 1..len LOOP</text:p>
      <text:p text:style-name="Standard"><text:s text:c="8"/>chkstr := chkstr||SUBSTR(str,i,1);</text:p>
      <text:p text:style-name="Standard"><text:s text:c="4"/>END LOOP;</text:p>
      <text:p text:style-name="Standard"><text:s text:c="4"/>IF chkstr = str THEN</text:p>
      <text:p text:style-name="Standard"><text:s text:c="8"/>DBMS_OUTPUT.PUT_LINE(str||' Is A Palindrome!');</text:p>
      <text:p text:style-name="Standard"><text:s text:c="4"/>ELSE</text:p>
      <text:p text:style-name="Standard"><text:s text:c="8"/>DBMS_OUTPUT.PUT_LINE(str||' Is Not A Palindrome!');</text:p>
      <text:p text:style-name="Standard"><text:s text:c="4"/>END IF;</text:p>
      <text:p text:style-name="Standard">END;</text:p>
      <text:p text:style-name="Standard">/</text:p>
      <text:p text:style-name="P1">2.Write <text:s/>the PL/SQL block to find the Factorial of the given number.</text:p>
      <text:p text:style-name="Standard"/>
      <text:p text:style-name="Standard"><text:span text:style-name="Source_20_Text">DECLARE</text:span></text:p>
      <text:p text:style-name="Standard"><text:span text:style-name="Source_20_Text">    num NUMBER:='&amp;Input_Number';</text:span></text:p>
      <text:p text:style-name="Standard"><text:span text:style-name="Source_20_Text">    i NUMBER;</text:span></text:p>
      <text:p text:style-name="Standard"><text:span text:style-name="Source_20_Text">    f NUMBER:=1;</text:span></text:p>
      <text:p text:style-name="Standard"><text:span text:style-name="Source_20_Text">BEGIN</text:span></text:p>
      <text:p text:style-name="Standard"><text:span text:style-name="Source_20_Text">    FOR i IN 1..num LOOP</text:span></text:p>
      <text:p text:style-name="Standard"><text:span text:style-name="Source_20_Text">        f := f * i;</text:span></text:p>
      <text:p text:style-name="Standard"><text:span text:style-name="Source_20_Text">    END LOOP;</text:span></text:p>
      <text:p text:style-name="Standard"><text:span text:style-name="Source_20_Text">    DBMS_OUTPUT.PUT_LINE(f||' Is Factorial Of '||num);</text:span></text:p>
      <text:p text:style-name="Standard"><text:span text:style-name="Source_20_Text">END;</text:span></text:p>
      <text:p text:style-name="Standard"><text:span text:style-name="Source_20_Text">/</text:span></text:p>
      <text:p text:style-name="Standard"><text:span text:style-name="Source_20_Text">set serveroutput on</text:span></text:p>
      <text:p text:style-name="Standard"><text:span text:style-name="Source_20_Text"/></text:p>
      <text:p text:style-name="Standard"><text:span text:style-name="Source_20_Text"><text:span text:style-name="T1">3.Write a PL/SQL block to calculate salary of the employee.Assume the desired records.</text:span></text:span></text:p>
      <text:p text:style-name="Standard"><text:span text:style-name="Source_20_Text"><text:span text:style-name="T1"/></text:span></text:p>
      <text:p text:style-name="Standard"><text:span text:style-name="Source_20_Text"><text:span text:style-name="T1"><text:s/></text:span></text:span><text:span text:style-name="Source_20_Text"><text:span text:style-name="T2">DECLARE</text:span></text:span></text:p>
      <text:p text:style-name="Standard"><text:span text:style-name="Source_20_Text"><text:span text:style-name="T2"><text:s/>V_SAL NUMBER(9,2):=&amp; P_ANNUAL_SAL;</text:span></text:span></text:p>
      <text:p text:style-name="Standard"><text:span text:style-name="Source_20_Text"><text:span text:style-name="T2"><text:s/>BEGIN</text:span></text:span></text:p>
      <text:p text:style-name="Standard"><text:span text:style-name="Source_20_Text"><text:span text:style-name="T2"><text:s/>V_SAL:=V_SAL/12;</text:span></text:span></text:p>
      <text:p text:style-name="Standard"><text:span text:style-name="Source_20_Text"><text:span text:style-name="T2"><text:s/>DBMS_OUTPUT.PUT_LINE('THE MONTHLY SALARY IS'||TO_CHAR</text:span></text:span></text:p>
      <text:p text:style-name="Standard"><text:span text:style-name="Source_20_Text"><text:span text:style-name="T2"><text:s/>(V_SAL));</text:span></text:span></text:p>
      <text:p text:style-name="Standard"><text:span text:style-name="Source_20_Text"><text:span text:style-name="T2"><text:s/>END;</text:span></text:span></text:p>
      <text:p text:style-name="Standard"><text:span text:style-name="Source_20_Text"><text:span text:style-name="T2"><text:s/>/</text:span></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oft-page-break/><text:span text:style-name="Source_20_Text"><text:span text:style-name="T2"/></text:span></text:p>
      <text:p text:style-name="Text_20_body"><text:span text:style-name="Source_20_Text"><text:span text:style-name="T2">DCL commands are used to enforce database security in a multiple user database environment. Two types of DCL commands are GRANT and REVOKE. Only Database Administrator's or owner's of the database object can provide/remove privileges on a database object. </text:span></text:span></text:p>
      <text:h text:style-name="Heading_20_1" text:outline-level="1">SQL GRANT Command</text:h>
      <text:p text:style-name="Text_20_body">SQL GRANT is a command used to provide access or privileges on the database objects to the users. </text:p>
      <text:p text:style-name="Text_20_body"><text:span text:style-name="Strong_20_Emphasis">The Syntax for the GRANT command is: </text:span></text:p>
      <text:p text:style-name="Text_20_body"><text:span text:style-name="Source_20_Text">GRANT privilege_name <text:line-break/>ON object_name <text:line-break/>TO {user_name |PUBLIC |role_name} <text:line-break/>[WITH GRANT OPTION]; </text:span></text:p>
      <text:list xml:id="list34166344" text:style-name="L1">
        <text:list-item>
          <text:p text:style-name="P6"><text:span text:style-name="Strong_20_Emphasis"><text:span text:style-name="T3">privilege_name</text:span></text:span> is the access right or privilege granted to the user. Some of the access rights are ALL, EXECUTE, and SELECT. </text:p>
        </text:list-item>
        <text:list-item>
          <text:p text:style-name="P6"><text:span text:style-name="Strong_20_Emphasis"><text:span text:style-name="T3">object_name</text:span></text:span> is the name of an database object like TABLE, VIEW, STORED PROC and SEQUENCE. </text:p>
        </text:list-item>
        <text:list-item>
          <text:p text:style-name="P6"><text:span text:style-name="Strong_20_Emphasis"><text:span text:style-name="T3">user_name</text:span></text:span> is the name of the user to whom an access right is being granted. </text:p>
        </text:list-item>
        <text:list-item>
          <text:p text:style-name="P4"><text:span text:style-name="Strong_20_Emphasis"><text:span text:style-name="T3">user_name</text:span></text:span> is the name of the user to whom an access right is being granted.<text:line-break/><text:span text:style-name="Strong_20_Emphasis"><text:span text:style-name="T3">PUBLIC</text:span></text:span> is used to grant access rights to all users. </text:p>
        </text:list-item>
      </text:list>
      <text:list xml:id="list34177422" text:style-name="L2">
        <text:list-item>
          <text:p text:style-name="P7"><text:span text:style-name="Strong_20_Emphasis"><text:span text:style-name="T3">ROLES</text:span></text:span> are a set of privileges grouped together. </text:p>
        </text:list-item>
        <text:list-item>
          <text:p text:style-name="P5"><text:span text:style-name="Strong_20_Emphasis"><text:span text:style-name="T3">WITH GRANT OPTION</text:span></text:span> - allows a user to grant access rights to other users. </text:p>
        </text:list-item>
      </text:list>
      <text:p text:style-name="Text_20_body"><text:span text:style-name="Strong_20_Emphasis">For Eample:</text:span> GRANT SELECT ON employee TO user1;This command grants a SELECT permission on employee table to user1.You should use the WITH GRANT option carefully because for example if you GRANT SELECT privilege on employee table to user1 using the WITH GRANT option, then user1 can GRANT SELECT privilege on employee table to another user, such as user2 etc. Later, if you REVOKE the SELECT privilege on employee from user1, still user2 will have SELECT privilege on employee table.</text:p>
      <text:h text:style-name="Heading_20_2" text:outline-level="2">SQL REVOKE Command:</text:h>
      <text:p text:style-name="Text_20_body">The REVOKE command removes user access rights or privileges to the database objects.</text:p>
      <text:p text:style-name="Text_20_body">The Syntax for the REVOKE command is: </text:p>
      <text:p text:style-name="Text_20_body"><text:span text:style-name="Source_20_Text">REVOKE privilege_name <text:line-break/>ON object_name <text:line-break/>FROM {user_name |PUBLIC |role_name} </text:span></text:p>
      <text:p text:style-name="Text_20_body"><text:span text:style-name="Strong_20_Emphasis">For Eample:</text:span> REVOKE SELECT ON employee FROM user1;This commmand will REVOKE a SELECT privilege on employee table from user1.When you REVOKE SELECT privilege on a table from a user, the user will not be able to SELECT data from that table anymore. However, if the user has received SELECT privileges on that table from more than one users, he/she can SELECT from that table until everyone who granted the permission revokes it. You cannot REVOKE privileges if they were not initially granted by you. </text:p>
      <text:h text:style-name="Heading_20_2" text:outline-level="2"><text:soft-page-break/>Privileges and Roles:</text:h>
      <text:p text:style-name="Text_20_body">Privileges: Privileges defines the access rights provided to a user on a database object. There are two types of privileges. </text:p>
      <text:p text:style-name="Text_20_body"><text:span text:style-name="Strong_20_Emphasis">1) System privileges</text:span> - This allows the user to CREATE, ALTER, or DROP database objects. <text:line-break/><text:span text:style-name="Strong_20_Emphasis">2) Object privileges</text:span> - This allows the user to EXECUTE, SELECT, INSERT, UPDATE, or DELETE data from database objects to which the privileges apply. </text:p>
      <text:p text:style-name="Text_20_body">Few CREATE system privileges are listed below: </text:p>
      <table:table table:name="Table1" table:style-name="Table1">
        <table:table-column table:style-name="Table1.A"/>
        <table:table-column table:style-name="Table1.B"/>
        <table:table-row table:style-name="Table1.1">
          <table:table-cell table:style-name="Table1.A1" office:value-type="string">
            <text:p text:style-name="P2"><text:span text:style-name="Strong_20_Emphasis">System Privileges</text:span></text:p>
          </table:table-cell>
          <table:table-cell table:style-name="Table1.A1" office:value-type="string">
            <text:p text:style-name="P2"><text:span text:style-name="Strong_20_Emphasis">Description</text:span></text:p>
          </table:table-cell>
        </table:table-row>
        <table:table-row table:style-name="Table1.2">
          <table:table-cell table:style-name="Table1.A1" office:value-type="string">
            <text:p text:style-name="P3">CREATE object</text:p>
          </table:table-cell>
          <table:table-cell table:style-name="Table1.A1" office:value-type="string">
            <text:p text:style-name="Table_20_Contents">allows users to create the specified object in their own schema.</text:p>
          </table:table-cell>
        </table:table-row>
        <table:table-row table:style-name="Table1.2">
          <table:table-cell table:style-name="Table1.A1" office:value-type="string">
            <text:p text:style-name="P3">CREATE ANY object</text:p>
          </table:table-cell>
          <table:table-cell table:style-name="Table1.A1" office:value-type="string">
            <text:p text:style-name="Table_20_Contents">allows users to create the specified object in any schema.</text:p>
          </table:table-cell>
        </table:table-row>
      </table:table>
      <text:p text:style-name="Text_20_body"><text:span text:style-name="Strong_20_Emphasis">The above rules also apply for ALTER and DROP system privileges.</text:span></text:p>
      <text:p text:style-name="Text_20_body">Few of the object privileges are listed below: </text:p>
      <table:table table:name="Table2" table:style-name="Table2">
        <table:table-column table:style-name="Table2.A"/>
        <table:table-column table:style-name="Table2.B"/>
        <table:table-row table:style-name="Table2.1">
          <table:table-cell table:style-name="Table2.A1" office:value-type="string">
            <text:p text:style-name="P2"><text:span text:style-name="Strong_20_Emphasis">Object Privileges</text:span></text:p>
          </table:table-cell>
          <table:table-cell table:style-name="Table2.A1" office:value-type="string">
            <text:p text:style-name="P2"><text:span text:style-name="Strong_20_Emphasis">Description</text:span></text:p>
          </table:table-cell>
        </table:table-row>
        <table:table-row table:style-name="Table2.2">
          <table:table-cell table:style-name="Table2.A1" office:value-type="string">
            <text:p text:style-name="P3">INSERT </text:p>
          </table:table-cell>
          <table:table-cell table:style-name="Table2.A1" office:value-type="string">
            <text:p text:style-name="Table_20_Contents">allows users to insert rows into a table.</text:p>
          </table:table-cell>
        </table:table-row>
        <table:table-row table:style-name="Table2.2">
          <table:table-cell table:style-name="Table2.A1" office:value-type="string">
            <text:p text:style-name="P3">SELECT </text:p>
          </table:table-cell>
          <table:table-cell table:style-name="Table2.A1" office:value-type="string">
            <text:p text:style-name="Table_20_Contents">allows users to select data from a database object.</text:p>
          </table:table-cell>
        </table:table-row>
        <table:table-row table:style-name="Table2.2">
          <table:table-cell table:style-name="Table2.A1" office:value-type="string">
            <text:p text:style-name="P3">UPDATE </text:p>
          </table:table-cell>
          <table:table-cell table:style-name="Table2.A1" office:value-type="string">
            <text:p text:style-name="Table_20_Contents">allows user to update data in a table.</text:p>
          </table:table-cell>
        </table:table-row>
        <table:table-row table:style-name="Table2.2">
          <table:table-cell table:style-name="Table2.A1" office:value-type="string">
            <text:p text:style-name="P3">EXECUTE </text:p>
          </table:table-cell>
          <table:table-cell table:style-name="Table2.A1" office:value-type="string">
            <text:p text:style-name="Table_20_Contents">allows user to execute a stored procedure or a function.</text:p>
          </table:table-cell>
        </table:table-row>
      </table:table>
      <text:p text:style-name="Text_20_body"><text:span text:style-name="Strong_20_Emphasis">Roles: </text:span>Roles are a collection of privileges or access rights. When there are many users in a database it becomes difficult to grant or revoke privileges to users. Therefore, if you define roles, you can grant or revoke privileges to users, thereby automatically granting or revoking privileges. You can either create Roles or use the system roles pre-defined by oracle.</text:p>
      <text:p text:style-name="Text_20_body">Some of the privileges granted to the system roles are as given below: </text:p>
      <table:table table:name="Table3" table:style-name="Table3">
        <table:table-column table:style-name="Table3.A"/>
        <table:table-column table:style-name="Table3.B"/>
        <table:table-row table:style-name="Table3.1">
          <table:table-cell table:style-name="Table3.A1" office:value-type="string">
            <text:p text:style-name="P2"><text:span text:style-name="Strong_20_Emphasis">System Role </text:span></text:p>
          </table:table-cell>
          <table:table-cell table:style-name="Table3.A1" office:value-type="string">
            <text:p text:style-name="P2"><text:span text:style-name="Strong_20_Emphasis">Privileges Granted to the Role </text:span></text:p>
          </table:table-cell>
        </table:table-row>
        <table:table-row table:style-name="Table3.2">
          <table:table-cell table:style-name="Table3.A1" office:value-type="string">
            <text:p text:style-name="P3">CONNECT </text:p>
          </table:table-cell>
          <table:table-cell table:style-name="Table3.A1" office:value-type="string">
            <text:p text:style-name="Table_20_Contents">CREATE TABLE, CREATE VIEW, CREATE SYNONYM, CREATE SEQUENCE, CREATE SESSION etc.</text:p>
          </table:table-cell>
        </table:table-row>
        <table:table-row table:style-name="Table3.2">
          <table:table-cell table:style-name="Table3.A1" office:value-type="string">
            <text:p text:style-name="P3">RESOURCE </text:p>
          </table:table-cell>
          <table:table-cell table:style-name="Table3.A1" office:value-type="string">
            <text:p text:style-name="Table_20_Contents">CREATE PROCEDURE, CREATE SEQUENCE, CREATE TABLE, CREATE TRIGGER etc. The primary usage of the RESOURCE role is to restrict access to database objects. </text:p>
          </table:table-cell>
        </table:table-row>
        <table:table-row table:style-name="Table3.2">
          <table:table-cell table:style-name="Table3.A1" office:value-type="string">
            <text:p text:style-name="P3">DBA </text:p>
          </table:table-cell>
          <table:table-cell table:style-name="Table3.A1" office:value-type="string">
            <text:p text:style-name="Table_20_Contents">ALL SYSTEM PRIVILEGES</text:p>
          </table:table-cell>
        </table:table-row>
      </table:table>
      <text:h text:style-name="Heading_20_2" text:outline-level="2">Creating Roles:</text:h>
      <text:p text:style-name="Text_20_body"><text:span text:style-name="Strong_20_Emphasis">The Syntax to create a role is:</text:span></text:p>
      <text:p text:style-name="Text_20_body"><text:soft-page-break/><text:span text:style-name="Source_20_Text">CREATE ROLE role_name <text:line-break/>[IDENTIFIED BY password]; </text:span></text:p>
      <text:p text:style-name="Text_20_body"><text:span text:style-name="Strong_20_Emphasis">For example:</text:span> To create a role called "developer" with password as "pwd",the code will be as follows </text:p>
      <text:p text:style-name="Text_20_body"><text:span text:style-name="Source_20_Text">CREATE ROLE testing <text:line-break/>[IDENTIFIED BY pwd]; </text:span></text:p>
      <text:p text:style-name="Text_20_body">It's easier to GRANT or REVOKE privileges to the users through a role rather than assigning a privilege direclty to every user. If a role is identified by a password, then, when you GRANT or REVOKE privileges to the role, you definetely have to identify it with the password.</text:p>
      <text:p text:style-name="Text_20_body">We can GRANT or REVOKE privilege to a role as below.</text:p>
      <text:p text:style-name="Text_20_body"><text:span text:style-name="Strong_20_Emphasis">For example:</text:span> To grant CREATE TABLE privilege to a user by creating a testing role: </text:p>
      <text:p text:style-name="Text_20_body">First, create a testing Role</text:p>
      <text:p text:style-name="Text_20_body"><text:span text:style-name="Source_20_Text">CREATE ROLE testing </text:span></text:p>
      <text:p text:style-name="Text_20_body">Second, grant a CREATE TABLE privilege to the ROLE testing. You can add more privileges to the ROLE. </text:p>
      <text:p text:style-name="Text_20_body"><text:span text:style-name="Source_20_Text">GRANT CREATE TABLE TO testing; </text:span></text:p>
      <text:p text:style-name="Text_20_body">Third, grant the role to a user.</text:p>
      <text:p text:style-name="Text_20_body"><text:span text:style-name="Source_20_Text">GRANT testing TO user1; </text:span></text:p>
      <text:p text:style-name="Text_20_body">To revoke a CREATE TABLE privilege from testing ROLE, you can write:</text:p>
      <text:p text:style-name="Text_20_body"><text:span text:style-name="Source_20_Text">REVOKE CREATE TABLE FROM testing; </text:span></text:p>
      <text:p text:style-name="Text_20_body"><text:span text:style-name="Strong_20_Emphasis">The Syntax to drop a role from the database is as below:</text:span></text:p>
      <text:p text:style-name="Text_20_body"><text:span text:style-name="Source_20_Text">DROP ROLE role_name; </text:span></text:p>
      <text:p text:style-name="Text_20_body"><text:span text:style-name="Strong_20_Emphasis">For example:</text:span> To drop a role called developer, you can write:</text:p>
      <text:p text:style-name="Text_20_body"><text:span text:style-name="Source_20_Text">DROP ROLE testing; </text:span></text:p>
      <text:list xml:id="list34186492" text:continue-list="list34166344" text:style-name="L1">
        <text:list-item>
          <text:p text:style-name="P4"/>
        </text:list-item>
      </text:list>
      <text:p text:style-name="Standard"><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6T14:53:10.56</meta:creation-date>
    <dc:date>2012-10-16T15:57:24.90</dc:date>
    <meta:editing-duration>PT1H4M14S</meta:editing-duration>
    <meta:editing-cycles>2</meta:editing-cycles>
    <meta:generator>OpenOffice.org/3.3$Win32 OpenOffice.org_project/330m20$Build-9567</meta:generator>
    <meta:document-statistic meta:table-count="3" meta:image-count="0" meta:object-count="0" meta:page-count="4" meta:paragraph-count="108" meta:word-count="982" meta:character-count="6048"/>
  </office:meta>
</office:document-meta>
</file>